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6cm" fo:margin-right="0cm" text:enable-numbering="false" fo:text-indent="-0.6cm"/>
    </style:style>
    <style:style style:name="P8" style:family="paragraph">
      <style:paragraph-properties fo:margin-left="3.6cm" fo:margin-right="0cm" text:enable-numbering="tru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0000" fo:font-size="20pt" fo:font-weight="bold"/>
    </style:style>
    <style:style style:name="T4" style:family="text">
      <style:text-properties fo:color="#ffffff"/>
    </style:style>
    <style:style style:name="T5" style:family="text">
      <style:text-properties fo:color="#23ff23" fo:font-size="22pt" fo:font-weight="bold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ffff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6: methods</presentation:footer-decl>
      <presentation:footer-decl presentation:name="ftr2">CMPTxxxx</presentation:footer-decl>
      <presentation:date-time-decl presentation:name="dtd1" presentation:source="fixed">5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6: JApplet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7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 (10 min)</text:p>
          </draw:text-box>
        </draw:frame>
        <draw:frame presentation:style-name="pr6" draw:text-style-name="P3" draw:layer="layout" svg:width="25.199cm" svg:height="14.959cm" svg:x="1.4cm" svg:y="4.507cm" presentation:class="outline" presentation:user-transformed="true">
          <draw:text-box>
            <text:list text:style-name="L3">
              <text:list-item>
                <text:p text:style-name="P3">Explain what the <text:span text:style-name="T1">JDK</text:span> and <text:span text:style-name="T1">JRE</text:span> are and contrast them.</text:p>
              </text:list-item>
            </text:list>
            <text:list text:style-name="L3">
              <text:list-item>
                <text:p text:style-name="P3">Explain what an <text:span text:style-name="T1">applet</text:span> is.</text:p>
              </text:list-item>
            </text:list>
            <text:list text:style-name="L3">
              <text:list-item>
                <text:p text:style-name="P3">How are <text:span text:style-name="T1">comments</text:span> done in Java? <text:s/>(both ways)</text:p>
              </text:list-item>
            </text:list>
            <text:list text:style-name="L3">
              <text:list-item>
                <text:p text:style-name="P3">Each box in a UML <text:span text:style-name="T1">class diagram</text:span> has <text:span text:style-name="T2">three</text:span> sections. <text:s/>What are they?</text:p>
              </text:list-item>
            </text:list>
            <text:list text:style-name="L3">
              <text:list-item>
                <text:p text:style-name="P3">What <text:span text:style-name="T2">3</text:span> steps must be done to any <text:span text:style-name="T1">array</text:span> variable before its values can be used?</text:p>
              </text:list-item>
            </text:list>
            <text:list text:style-name="L3">
              <text:list-item>
                <text:p text:style-name="P3">Write a complete command-line Java <text:span text:style-name="T1">program</text:span> that prints “<text:span text:style-name="T2">Hello World!</text:span>”.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oc-comments</text:span> not necessar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1-3</text:p>
          </draw:text-box>
        </draw:frame>
        <draw:frame presentation:style-name="pr6" draw:text-style-name="P3" draw:id="id1" draw:layer="layout" svg:width="25.199cm" svg:height="14.267cm" svg:x="1.4cm" svg:y="4.507cm" presentation:class="outline">
          <draw:text-box>
            <text:list text:style-name="L3">
              <text:list-item>
                <text:p text:id="id2" text:style-name="P3">Explain what the <text:span text:style-name="T1">JDK</text:span> and <text:span text:style-name="T1">JRE</text:span> are and contrast them. <text:tab/><text:span text:style-name="T3">[4]</text:span></text:p>
              </text:list-item>
            </text:list>
            <text:list text:style-name="L3">
              <text:list-item>
                <text:list>
                  <text:list-item>
                    <text:p text:id="id3" text:style-name="P4"><text:span text:style-name="T2">Java Development Kit: compiler and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4"><text:span text:style-name="T2">Java Runtime Environment: just the VM</text:span></text:p>
                  </text:list-item>
                </text:list>
              </text:list-item>
            </text:list>
            <text:list text:style-name="L3">
              <text:list-item>
                <text:p text:id="id5" text:style-name="P3">Explain what an <text:span text:style-name="T1">applet</text:span> is.<text:tab/><text:span text:style-name="T3">[2]</text:span></text:p>
              </text:list-item>
            </text:list>
            <text:list text:style-name="L3">
              <text:list-item>
                <text:list>
                  <text:list-item>
                    <text:p text:id="id6" text:style-name="P4"><text:span text:style-name="T2">Small program to be run within a webpage</text:span></text:p>
                  </text:list-item>
                </text:list>
              </text:list-item>
            </text:list>
            <text:list text:style-name="L3">
              <text:list-item>
                <text:p text:id="id7" text:style-name="P3">How are <text:span text:style-name="T1">comments</text:span> done in Java?<text:tab/><text:span text:style-name="T3">[2]</text:span></text:p>
              </text:list-item>
            </text:list>
            <text:list text:style-name="L3">
              <text:list-item>
                <text:list>
                  <text:list-item>
                    <text:p text:id="id8" text:style-name="P4"><text:span text:style-name="T2">/* C-style */ </text:span><text:span text:style-name="T4">and</text:span><text:span text:style-name="T2"> // double-slash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4-5</text:p>
          </draw:text-box>
        </draw:frame>
        <draw:frame presentation:style-name="pr6" draw:text-style-name="P3" draw:id="id9" draw:layer="layout" svg:width="25.199cm" svg:height="14.267cm" svg:x="1.4cm" svg:y="4.507cm" presentation:class="outline">
          <draw:text-box>
            <text:list text:style-name="L3">
              <text:list-item>
                <text:p text:id="id10" text:style-name="P3">Each box in a UML <text:span text:style-name="T1">class diagram</text:span> has <text:span text:style-name="T2">three</text:span> sections. <text:s/>What are they? <text:tab/><text:span text:style-name="T3">[3]</text:span></text:p>
              </text:list-item>
            </text:list>
            <text:list text:style-name="L3">
              <text:list-item>
                <text:list>
                  <text:list-item>
                    <text:p text:id="id11" text:style-name="P4"><text:span text:style-name="T2">Class name, attributes (variables), methods</text:span></text:p>
                  </text:list-item>
                </text:list>
              </text:list-item>
            </text:list>
            <text:list text:style-name="L3">
              <text:list-item>
                <text:p text:id="id12" text:style-name="P3">What <text:span text:style-name="T2">3</text:span> steps must be done to any <text:span text:style-name="T1">array</text:span> variable before its values can be used? <text:tab/><text:span text:style-name="T3">[3]</text:span></text:p>
              </text:list-item>
            </text:list>
            <text:list text:style-name="L3">
              <text:list-item>
                <text:list>
                  <text:list-item>
                    <text:p text:id="id13" text:style-name="P4"><text:span text:style-name="T2">Declare, allocate, initializ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background" smil:attributeName="visibility" smil:to="visible"/>
                  <anim:transitionFilter smil:dur="0.5s" smil:targetElement="id9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Quiz 1: answers #6</text:p>
          </draw:text-box>
        </draw:frame>
        <draw:frame presentation:style-name="pr6" draw:text-style-name="P3" draw:id="id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id="id15" text:style-name="P3">Write a complete command-line Java <text:span text:style-name="T1">program</text:span> that prints “<text:span text:style-name="T2">Hello World!</text:span>”.<text:tab/><text:span text:style-name="T3">[6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5"><text:span text:style-name="T5">public class HelloWorld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7" text:style-name="P6"><text:span text:style-name="T5">public static void main( String args[]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18" text:style-name="P7"><text:span text:style-name="T5">System.out.println( “Hello, World!” 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" text:style-name="P6"><text:span text:style-name="T5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20" text:style-name="P5"><text:span text:style-name="T5">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background" smil:attributeName="visibility" smil:to="visible"/>
                  <anim:transitionFilter smil:dur="0.5s" smil:targetElement="id14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ath methods</text:span></text:p>
              </text:list-item>
            </text:list>
            <text:list text:style-name="L3">
              <text:list-item>
                <text:p text:style-name="P3"><text:span text:style-name="T1">Standard packag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ng, io, net, text, uti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avax.swing: .JApplet, .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java.awt: .event, java.apple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ype promotion for method parameters</text:span></text:p>
              </text:list-item>
            </text:list>
            <text:list text:style-name="L3">
              <text:list-item>
                <text:p text:style-name="P3"><text:span text:style-name="T1">Scope and d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lock scope vs. class scop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Method overloading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Overloading</text:span> is giving multiple definitions for a method with the same name, but different argument <text:span text:style-name="T1">typ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public int square( int x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return x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public double square( double x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return x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int y=5; double z=2.3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quare(y); square(z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 we need a <text:span text:style-name="T2">float</text:span> version as wel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JApple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JApplet</text:span> is Swing's way of doing <text:span text:style-name="T1">apple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import javax.swing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public class MyApplet extends JApple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 <text:span text:style-name="T1">abstract</text:span> superclass JApplet defines various methods that our subclass <text:span text:style-name="T1">override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ublic void init()</text:span><text:span text:style-name="T6"><text:tab/></text:span><text:span text:style-name="T7">//</text:span><text:span text:style-name="T7"><text:tab/></text:span><text:span text:style-name="T7">when applet is load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ublic void destroy()</text:span><text:span text:style-name="T6"><text:tab/></text:span><text:span text:style-name="T7">// when applet is removed in memo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ublic void start()</text:span><text:span text:style-name="T6"><text:tab/></text:span><text:span text:style-name="T7">// after init() finishes: on page lo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ublic void stop()</text:span><text:span text:style-name="T6"><text:tab/></text:span><text:span text:style-name="T6"><text:tab/></text:span><text:span text:style-name="T7">// on page ex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ublic void paint( Graphics g )</text:span><text:span text:style-name="T6"><text:tab/></text:span><text:span text:style-name="T7">// on refresh/repa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2 </text:span><text:span text:style-name="T4">due</text:span><text:span text:style-name="T1"> </text:span><text:span text:style-name="T2">tonight</text:span><text:span text:style-name="T1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rrays</text:span> (magic squar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ably not a command-line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pplet</text:span> or <text:span text:style-name="T2">stand-alone</text:span> GUI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WT</text:span> or <text:span text:style-name="T2">Sw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5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5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2-07T14:32:07</dc:date>
    <dc:language>en-US</dc:language>
    <meta:editing-cycles>48</meta:editing-cycles>
    <meta:editing-duration>PT14H49M2S</meta:editing-duration>
    <meta:user-defined meta:name="Info 1"/>
    <meta:user-defined meta:name="Info 2"/>
    <meta:user-defined meta:name="Info 3"/>
    <meta:user-defined meta:name="Info 4"/>
    <meta:document-statistic meta:object-count="194"/>
  </office:meta>
</office:document-meta>
</file>